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StarSymbol" svg:font-family="StarSymbol"/>
    <style:font-face style:name="Tahoma1" svg:font-family="Tahoma"/>
    <style:font-face style:name="inherit" svg:font-family="inherit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 style:shadow="non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 style:shadow="none">
        <style:tab-stops/>
      </style:paragraph-properties>
      <style:text-properties fo:font-size="15pt" style:text-underline-style="solid" style:text-underline-width="auto" style:text-underline-color="font-color" fo:font-weight="bold" officeooo:rsid="0000c4d3" officeooo:paragraph-rsid="0000c4d3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 style:shadow="none">
        <style:tab-stops/>
      </style:paragraph-properties>
      <style:text-properties fo:font-size="15pt" style:text-underline-style="solid" style:text-underline-width="auto" style:text-underline-color="font-color" fo:font-weight="bold" officeooo:rsid="00089495" officeooo:paragraph-rsid="00089495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 style:shadow="none">
        <style:tab-stops/>
      </style:paragraph-properties>
      <style:text-properties fo:font-size="15pt" style:text-underline-style="solid" style:text-underline-width="auto" style:text-underline-color="font-color" fo:font-weight="bold" officeooo:rsid="000fd397" officeooo:paragraph-rsid="000fd397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style:shadow="non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style:shadow="none">
        <style:tab-stops/>
      </style:paragraph-properties>
      <style:text-properties fo:font-size="15pt" style:text-underline-style="solid" style:text-underline-width="auto" style:text-underline-color="font-color" fo:font-weight="bold" officeooo:paragraph-rsid="0004a81f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style:shadow="none">
        <style:tab-stops/>
      </style:paragraph-properties>
      <style:text-properties fo:font-size="15pt" style:text-underline-style="solid" style:text-underline-width="auto" style:text-underline-color="font-color" fo:font-weight="bold" officeooo:rsid="0000c4d3" officeooo:paragraph-rsid="0004a81f" style:font-size-asian="15pt" style:font-weight-asian="bold" style:font-size-complex="15pt" style:font-weight-complex="bold"/>
    </style:style>
    <style:style style:name="P10" style:family="paragraph" style:parent-style-name="Standard" style:master-page-name="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style:page-number="auto" style:shadow="none" fo:keep-with-next="always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0fd39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188b0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57c5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8ae03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rsid="00032605" officeooo:paragraph-rsid="0004a81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32605" officeooo:paragraph-rsid="0003260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32605" officeooo:paragraph-rsid="0004a81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89495" officeooo:paragraph-rsid="0008949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89495" officeooo:paragraph-rsid="000a387b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d2f0a" officeooo:paragraph-rsid="000d2f0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a387b" officeooo:paragraph-rsid="000a387b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a387b" officeooo:paragraph-rsid="000d2f0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0ea99e" officeooo:paragraph-rsid="000ea99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18ae03" officeooo:paragraph-rsid="0018ae0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fo:font-weight="normal" officeooo:rsid="000e1b17" officeooo:paragraph-rsid="000e1b1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fo:font-weight="normal" officeooo:rsid="000ea99e" officeooo:paragraph-rsid="000ea99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fo:font-style="italic" fo:font-weight="normal" officeooo:paragraph-rsid="000d2f0a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Courier New" fo:font-size="11pt" style:text-underline-style="none" fo:font-weight="bold" officeooo:rsid="00032605" officeooo:paragraph-rsid="0004a81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paragraph-rsid="000fd39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paragraph-rsid="00111935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0a387b" officeooo:paragraph-rsid="001188b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57c5d" officeooo:paragraph-rsid="00157c5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7072d" officeooo:paragraph-rsid="0017072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paragraph-rsid="000fd397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4953in" fo:margin-right="0in" fo:margin-top="0.0783in" fo:margin-bottom="0.0783in" loext:contextual-spacing="false" fo:text-align="justify" style:justify-single-word="false" fo:text-indent="-0.010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2.4752in" fo:margin-right="0in" fo:margin-top="0in" fo:margin-bottom="0in" loext:contextual-spacing="false" fo:text-align="justify" style:justify-single-word="false" fo:text-indent="-1.9898in" style:auto-text-indent="false">
        <style:tab-stops>
          <style:tab-stop style:position="-0.4752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2.4953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-0.4752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.5154in" fo:margin-right="0in" fo:margin-top="0.0783in" fo:margin-bottom="0.0783in" loext:contextual-spacing="false" fo:text-align="justify" style:justify-single-word="false" fo:text-indent="0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32605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4a81f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fd397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d2f0a" officeooo:paragraph-rsid="000d2f0a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d2f0a" officeooo:paragraph-rsid="000ea99e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ea99e" officeooo:paragraph-rsid="000ea99e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10c046" officeooo:paragraph-rsid="0010c046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10c046" officeooo:paragraph-rsid="0017072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paragraph-rsid="0002acd6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paragraph-rsid="00032605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paragraph-rsid="00089495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paragraph-rsid="000d2f0a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rsid="000a387b" officeooo:paragraph-rsid="000a387b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rsid="000d2f0a" officeooo:paragraph-rsid="000ea99e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rsid="000ea99e" officeooo:paragraph-rsid="000ea99e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0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32605" style:font-size-asian="11pt" style:font-weight-asian="normal" style:font-size-complex="11pt" style:font-weight-complex="normal"/>
    </style:style>
    <style:style style:name="P61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0c4d3" style:font-size-asian="11pt" style:font-weight-asian="normal" style:font-size-complex="11pt" style:font-weight-complex="normal"/>
    </style:style>
    <style:style style:name="P62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4a81f" style:font-size-asian="11pt" style:font-weight-asian="normal" style:font-size-complex="11pt" style:font-weight-complex="normal"/>
    </style:style>
    <style:style style:name="P63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89495" style:font-size-asian="11pt" style:font-weight-asian="normal" style:font-size-complex="11pt" style:font-weight-complex="normal"/>
    </style:style>
    <style:style style:name="P64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0fd397" style:font-size-asian="11pt" style:font-weight-asian="normal" style:font-size-complex="11pt" style:font-weight-complex="normal"/>
    </style:style>
    <style:style style:name="P65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7072d" style:font-size-asian="11pt" style:font-weight-asian="normal" style:font-size-complex="11pt" style:font-weight-complex="normal"/>
    </style:style>
    <style:style style:name="P66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d2f0a" officeooo:paragraph-rsid="000ea99e" style:font-size-asian="11pt" style:font-weight-asian="normal" style:font-size-complex="11pt" style:font-weight-complex="normal"/>
    </style:style>
    <style:style style:name="P67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d2f0a" officeooo:paragraph-rsid="000d2f0a" style:font-size-asian="11pt" style:font-weight-asian="normal" style:font-size-complex="11pt" style:font-weight-complex="normal"/>
    </style:style>
    <style:style style:name="P68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0a387b" officeooo:paragraph-rsid="000a387b" style:font-size-asian="11pt" style:font-weight-asian="normal" style:font-size-complex="11pt" style:font-weight-complex="normal"/>
    </style:style>
    <style:style style:name="P69" style:family="paragraph" style:parent-style-name="Standard" style:master-page-name="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fo:font-weight="normal" officeooo:paragraph-rsid="000a387b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left="0.4953in" fo:margin-right="0in" fo:margin-top="0.0783in" fo:margin-bottom="0.0783in" loext:contextual-spacing="false" fo:text-align="justify" style:justify-single-word="false" fo:text-indent="0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.5354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0.7673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73" style:family="paragraph" style:parent-style-name="Standard">
      <style:paragraph-properties fo:margin-left="0.5154in" fo:margin-right="0in" fo:margin-top="0.0783in" fo:margin-bottom="0.0783in" loext:contextual-spacing="false" fo:text-align="justify" style:justify-single-word="false" fo:text-indent="0.010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="solid" draw:fill-color="#e6e6e6"/>
      <style:paragraph-properties fo:margin-left="0.5252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solid" draw:fill-color="#e6e6e6"/>
      <style:paragraph-properties fo:margin-left="0.5252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Standard" style:master-page-name="">
      <loext:graphic-properties draw:fill="solid" draw:fill-color="#e6e6e6"/>
      <style:paragraph-properties fo:margin-left="0.5252in" fo:margin-right="0in" fo:margin-top="0.0783in" fo:margin-bottom="0in" loext:contextual-spacing="false" fo:text-align="justify" style:justify-single-word="false" fo:text-indent="0.0102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margin-left="0.5047in" fo:margin-right="0in" fo:margin-top="0.0783in" fo:margin-bottom="0.0783in" loext:contextual-spacing="false" fo:text-align="justify" style:justify-single-word="false" fo:text-indent="0.010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solid" draw:fill-color="#e6e6e6"/>
      <style:paragraph-properties fo:margin-left="0.5354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9" style:family="paragraph" style:parent-style-name="Standard">
      <loext:graphic-properties draw:fill="solid" draw:fill-color="#e6e6e6"/>
      <style:paragraph-properties fo:margin-left="0.5354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 style:master-page-name="">
      <loext:graphic-properties draw:fill="solid" draw:fill-color="#e6e6e6"/>
      <style:paragraph-properties fo:margin-left="0.5354in" fo:margin-right="0in" fo:margin-top="0.0783in" fo:margin-bottom="0in" loext:contextual-spacing="false" fo:text-align="justify" style:justify-single-word="false" fo:text-indent="0.0102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left="0.5453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>
      <loext:graphic-properties draw:fill="solid" draw:fill-color="#e6e6e6"/>
      <style:paragraph-properties fo:margin-left="0.5555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3" style:family="paragraph" style:parent-style-name="Standard">
      <loext:graphic-properties draw:fill="solid" draw:fill-color="#e6e6e6"/>
      <style:paragraph-properties fo:margin-left="0.5555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4" style:family="paragraph" style:parent-style-name="Standard" style:master-page-name="">
      <loext:graphic-properties draw:fill="solid" draw:fill-color="#e6e6e6"/>
      <style:paragraph-properties fo:margin-left="0.5555in" fo:margin-right="0in" fo:margin-top="0.0783in" fo:margin-bottom="0in" loext:contextual-spacing="false" fo:text-align="justify" style:justify-single-word="false" fo:text-indent="0.0102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left="0.5555in" fo:margin-right="0in" fo:margin-top="0.0783in" fo:margin-bottom="0.0783in" loext:contextual-spacing="false" fo:text-align="justify" style:justify-single-word="false" fo:text-indent="-0.010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.5453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7" style:family="paragraph" style:parent-style-name="Standard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8" style:family="paragraph" style:parent-style-name="Standard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89" style:family="paragraph" style:parent-style-name="Standard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0" style:family="paragraph" style:parent-style-name="Standard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1" style:family="paragraph" style:parent-style-name="Standard" style:master-page-name="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2" style:family="paragraph" style:parent-style-name="Standard" style:master-page-name="">
      <style:paragraph-properties fo:margin-left="0.5453in" fo:margin-right="0in" fo:margin-top="0.0783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3" style:family="paragraph" style:parent-style-name="Standard" style:master-page-name="">
      <loext:graphic-properties draw:fill="solid" draw:fill-color="#e6e6e6"/>
      <style:paragraph-properties fo:margin-left="0.5453in" fo:margin-right="0in" fo:margin-top="0.0783in" fo:margin-bottom="0in" loext:contextual-spacing="false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left="0.5453in" fo:margin-right="0in" fo:margin-top="0.0783in" fo:margin-bottom="0.0783in" loext:contextual-spacing="false" fo:text-align="justify" style:justify-single-word="false" fo:text-indent="0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5" style:family="paragraph" style:parent-style-name="Standard">
      <loext:graphic-properties draw:fill="solid" draw:fill-color="#e6e6e6"/>
      <style:paragraph-properties fo:margin-left="0.5453in" fo:margin-right="0in" fo:margin-top="0.0783in" fo:margin-bottom="0.0783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6" style:family="paragraph" style:parent-style-name="Standard">
      <loext:graphic-properties draw:fill="solid" draw:fill-color="#e6e6e6"/>
      <style:paragraph-properties fo:margin-left="0.5453in" fo:margin-right="0in" fo:margin-top="0.0783in" fo:margin-bottom="0.0783in" loext:contextual-spacing="false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7" style:family="paragraph" style:parent-style-name="Standard">
      <loext:graphic-properties draw:fill="solid" draw:fill-color="#e6e6e6"/>
      <style:paragraph-properties fo:margin-left="0.5453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98" style:family="paragraph" style:parent-style-name="Standard" style:master-page-name="">
      <loext:graphic-properties draw:fill="solid" draw:fill-color="#e6e6e6"/>
      <style:paragraph-properties fo:margin-left="0.5453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99" style:family="paragraph" style:parent-style-name="Standard">
      <style:paragraph-properties fo:margin-left="0.8083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margin-left="0.8083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1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03" style:family="paragraph" style:parent-style-name="Standard">
      <style:paragraph-properties fo:margin-left="0in" fo:margin-right="0in" fo:margin-top="0in" fo:margin-bottom="0in" loext:contextual-spacing="false" style:line-height-at-least="0.2083in" fo:text-indent="0in" style:auto-text-indent="false"/>
    </style:style>
    <style:style style:name="P10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0502e2" officeooo:paragraph-rsid="000502e2"/>
    </style:style>
    <style:style style:name="P10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502e2" officeooo:paragraph-rsid="000502e2" style:font-weight-asian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 New" fo:font-weight="normal" officeooo:rsid="000502e2" officeooo:paragraph-rsid="000502e2" style:font-weight-asian="normal" style:font-weight-complex="normal"/>
    </style:style>
    <style:style style:name="P107" style:family="paragraph" style:parent-style-name="Standard" style:master-page-name="">
      <style:paragraph-properties fo:margin-left="0.4335in" fo:margin-right="0in" fo:margin-top="0in" fo:margin-bottom="0in" loext:contextual-spacing="false" fo:text-indent="-0.4335in" style:auto-text-indent="false" style:page-number="auto"/>
      <style:text-properties fo:font-weight="normal" officeooo:rsid="000502e2" officeooo:paragraph-rsid="000502e2" style:font-weight-asian="normal" style:font-weight-complex="normal"/>
    </style:style>
    <style:style style:name="P108" style:family="paragraph" style:parent-style-name="Standard" style:master-page-name="">
      <style:paragraph-properties fo:margin-left="0.3937in" fo:margin-right="0in" fo:margin-top="0in" fo:margin-bottom="0in" loext:contextual-spacing="false" fo:text-indent="-0.3937in" style:auto-text-indent="false" style:page-number="auto"/>
      <style:text-properties fo:font-weight="normal" officeooo:rsid="000502e2" officeooo:paragraph-rsid="000502e2" style:font-weight-asian="normal" style:font-weight-complex="normal"/>
    </style:style>
    <style:style style:name="P109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18e475" officeooo:paragraph-rsid="0018e475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a565b" style:font-size-asian="11pt" style:font-weight-asian="bold" style:font-size-complex="11pt" style:font-weight-complex="bold"/>
    </style:style>
    <style:style style:name="P11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b0518" style:font-size-asian="11pt" style:font-weight-asian="bold" style:font-size-complex="11pt" style:font-weight-complex="bold"/>
    </style:style>
    <style:style style:name="P112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1a565b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rsid="0018e475" officeooo:paragraph-rsid="001a565b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 fo:break-before="page" style:shadow="none">
        <style:tab-stops/>
      </style:paragraph-properties>
      <style:text-properties fo:font-size="15pt" style:text-underline-style="solid" style:text-underline-width="auto" style:text-underline-color="font-color" fo:font-weight="bold" officeooo:rsid="000fd397" officeooo:paragraph-rsid="001a565b" style:font-size-asian="15pt" style:font-weight-asian="bold" style:font-size-complex="15pt" style:font-weight-complex="bold"/>
    </style:style>
    <style:style style:name="P11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a565b" style:font-size-asian="11pt" style:font-weight-asian="normal" style:font-size-complex="11pt" style:font-weight-complex="normal"/>
    </style:style>
    <style:style style:name="P11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rsid="001b0518" officeooo:paragraph-rsid="001b0518" style:font-size-asian="11pt" style:font-weight-asian="normal" style:font-size-complex="11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style:page-number="auto" style:shadow="none">
        <style:tab-stops/>
      </style:paragraph-properties>
      <style:text-properties fo:font-size="11pt" style:text-underline-style="solid" style:text-underline-width="auto" style:text-underline-color="font-color" fo:font-weight="normal" officeooo:rsid="000fd397" officeooo:paragraph-rsid="001a565b" style:font-size-asian="9.60000038146973pt" style:font-weight-asian="normal" style:font-size-complex="11pt" style:font-weight-complex="normal"/>
    </style:style>
    <style:style style:name="P118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style:shadow="none">
        <style:tab-stops/>
      </style:paragraph-properties>
      <style:text-properties fo:font-size="11pt" style:text-underline-style="solid" style:text-underline-width="auto" style:text-underline-color="font-color" fo:font-weight="normal" officeooo:rsid="000fd397" officeooo:paragraph-rsid="001a565b" style:font-size-asian="9.60000038146973pt" style:font-weight-asian="normal" style:font-size-complex="11pt" style:font-weight-complex="normal"/>
    </style:style>
    <style:style style:name="P119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style:shadow="none">
        <style:tab-stops/>
      </style:paragraph-properties>
      <style:text-properties fo:font-size="11pt" style:text-underline-style="none" fo:font-weight="normal" officeooo:rsid="001b0518" officeooo:paragraph-rsid="001b0518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387b"/>
    </style:style>
    <style:style style:name="T5" style:family="text">
      <style:text-properties style:text-underline-style="none" officeooo:rsid="000d2f0a"/>
    </style:style>
    <style:style style:name="T6" style:family="text">
      <style:text-properties style:text-underline-style="none" fo:font-weight="bold" officeooo:rsid="000d2f0a" style:font-weight-asian="bold" style:font-weight-complex="bold"/>
    </style:style>
    <style:style style:name="T7" style:family="text">
      <style:text-properties officeooo:rsid="0002acd6"/>
    </style:style>
    <style:style style:name="T8" style:family="text">
      <style:text-properties officeooo:rsid="00032605"/>
    </style:style>
    <style:style style:name="T9" style:family="text">
      <style:text-properties officeooo:rsid="0004a81f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weight="bold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officeooo:rsid="00056a53"/>
    </style:style>
    <style:style style:name="T14" style:family="text">
      <style:text-properties style:font-name="Courier New" officeooo:rsid="0006a931"/>
    </style:style>
    <style:style style:name="T15" style:family="text">
      <style:text-properties fo:font-style="italic" fo:font-weight="bold"/>
    </style:style>
    <style:style style:name="T16" style:family="text">
      <style:text-properties style:font-name="inherit"/>
    </style:style>
    <style:style style:name="T17" style:family="text">
      <style:text-properties officeooo:rsid="00089495"/>
    </style:style>
    <style:style style:name="T18" style:family="text">
      <style:text-properties officeooo:rsid="000a387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a387b" style:font-weight-asian="bold" style:font-weight-complex="bold"/>
    </style:style>
    <style:style style:name="T21" style:family="text">
      <style:text-properties fo:font-weight="bold" officeooo:rsid="00111935" style:font-weight-asian="bold" style:font-weight-complex="bold"/>
    </style:style>
    <style:style style:name="T22" style:family="text">
      <style:text-properties fo:font-weight="bold" officeooo:rsid="001188b0" style:font-weight-asian="bold" style:font-weight-complex="bold"/>
    </style:style>
    <style:style style:name="T23" style:family="text">
      <style:text-properties officeooo:rsid="0010c046"/>
    </style:style>
    <style:style style:name="T24" style:family="text">
      <style:text-properties officeooo:rsid="00111935"/>
    </style:style>
    <style:style style:name="T25" style:family="text">
      <style:text-properties officeooo:rsid="001188b0"/>
    </style:style>
    <style:style style:name="T26" style:family="text">
      <style:text-properties officeooo:rsid="00157c5d"/>
    </style:style>
    <style:style style:name="T27" style:family="text">
      <style:text-properties officeooo:rsid="0017072d"/>
    </style:style>
    <style:style style:name="T28" style:family="text">
      <style:text-properties officeooo:rsid="00179f74"/>
    </style:style>
    <style:style style:name="T29" style:family="text">
      <style:text-properties officeooo:rsid="0018ae03"/>
    </style:style>
    <style:style style:name="T30" style:family="text">
      <style:text-properties officeooo:rsid="001a565b"/>
    </style:style>
    <style:style style:name="T31" style:family="text">
      <style:text-properties officeooo:rsid="001b0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Installációk</text:p>
      <text:p text:style-name="P1"/>
      <text:p text:style-name="P1">MPlayer</text:p>
      <text:p text:style-name="P11">1. Előkészítés</text:p>
      <text:p text:style-name="P30">Szükségesek az Mplayer saját kodekjeinek telepítése. Egyszerűen csak el kell helyezni mondjuk a /usr/local/lib/codecs könyvtárban. Ha más könyvtárat használsz azt tudatni kell a configure-rel</text:p>
      <text:p text:style-name="P38">2. Szükséges csomagok</text:p>
      <text:p text:style-name="P39">Hagytam<text:tab/>-&gt;<text:tab/>libtheora</text:p>
      <text:p text:style-name="P39">Uninstalláltam<text:tab/>-&gt;<text:tab/>libmp3lame (magával vonta a transcode csomag uninstallálását</text:p>
      <text:p text:style-name="P39">Installáltam<text:tab/>-&gt;<text:tab/>lame</text:p>
      <text:p text:style-name="P40">lame-develope</text:p>
      <text:p text:style-name="P40">xvidcore</text:p>
      <text:p text:style-name="P40">transcode (a dvd::rip-hez kell)</text:p>
      <text:p text:style-name="P40">twolame ( nem tudom mire kell)</text:p>
      <text:p text:style-name="P40">libmad</text:p>
      <text:p text:style-name="P41">3. Configure</text:p>
      <text:p text:style-name="P59"/>
      <text:p text:style-name="P42">$ ./configure --enable-gui --with-toollamelibdir=/usr/local/lib</text:p>
      <text:p text:style-name="P58"><text:s/></text:p>
      <text:p text:style-name="P70">4. Ellenörzés</text:p>
      <text:p text:style-name="P71">configure lefutása után ellenrörizni a configure.log fájl tartalmát, tartalmazza-e a következő elemeket:</text:p>
      <text:p text:style-name="P72">twolame</text:p>
      <text:p text:style-name="P72">libmp3lame</text:p>
      <text:p text:style-name="P72">mencoder</text:p>
      <text:p text:style-name="P72">XviD</text:p>
      <text:p text:style-name="P73">5. Make</text:p>
      <text:p text:style-name="P76"/>
      <text:p text:style-name="P74">$ make</text:p>
      <text:p text:style-name="P75"><text:s/></text:p>
      <text:p text:style-name="P77">6. Install</text:p>
      <text:p text:style-name="P80"/>
      <text:p text:style-name="P78">$ make install</text:p>
      <text:p text:style-name="P79"><text:s/></text:p>
      <text:p text:style-name="P1"/>
      <text:p text:style-name="P2">GIS system</text:p>
      <text:p text:style-name="P81">1. Apache installálása</text:p>
      <text:p text:style-name="P84"/>
      <text:p text:style-name="P82">$ ./configure –prefix=/usr/install/apache –enable-so</text:p>
      <text:p text:style-name="P82">$ make</text:p>
      <text:p text:style-name="P82">$ make install</text:p>
      <text:p text:style-name="P83"><text:s/></text:p>
      <text:p text:style-name="P85">2. PHP installálása</text:p>
      <text:p text:style-name="P86">Nem csináltam, de elvileg itt lehet megadni, hogy az extensionok automatikusan hova kerüljenek utána.</text:p>
      <text:p text:style-name="P91"/>
      <text:p text:style-name="P87">$ ./configure –with-pgsql –with-apxs2=/usr/install/apache/bin/apxs –prefix=/usr/install/php --enable-dbase</text:p>
      <text:p text:style-name="P87">$ make</text:p>
      <text:p text:style-name="P87">$ make test</text:p>
      <text:p text:style-name="P87">$ make install</text:p>
      <text:p text:style-name="P87">$ libtool –finish /usr/src/php-5-2-4/libs</text:p>
      <text:p text:style-name="P88">#lehet, hogy a /usr/src/php-5-2-4/libs/libphp5.so fájlt át kell linkelni a /usr/local/lib könyvtárba.</text:p>
      <text:p text:style-name="P88">#!!!/usr/install/apache/modules/libphp5.so</text:p>
      <text:p text:style-name="P89"><text:s/></text:p>
      <text:p text:style-name="P94">3. GEOS installálása</text:p>
      <text:p text:style-name="P91"/>
      <text:p text:style-name="P87">$ ./configure –prefix=/usr/install/apache –enable-so</text:p>
      <text:p text:style-name="P87">$ make</text:p>
      <text:p text:style-name="P87">$ make install</text:p>
      <text:p text:style-name="P89"><text:s/></text:p>
      <text:p text:style-name="P94">4. Proj4 installálása</text:p>
      <text:p text:style-name="P91"/>
      <text:p text:style-name="P87">$ ./configure –prefix=/usr/install/apache –enable-so</text:p>
      <text:p text:style-name="P87">$ make</text:p>
      <text:p text:style-name="P87">$ make install</text:p>
      <text:p text:style-name="P89"><text:s/></text:p>
      <text:p text:style-name="P94">5. PostGis installálása</text:p>
      <text:p text:style-name="P92">Figyelem: győződj meg arról, hogy <text:s/>a /usr/local/lib -&gt; /etc/ld.so.config fájlban szerepeljen és közvetlenül a beheleyzés után add ki az /sbin/ldconfig parancsot. <text:s/>Különben a „...coluld not load library liblwgeom.so...” hibaüzenetet kapsz.</text:p>
      <text:p text:style-name="P93"/>
      <text:p text:style-name="P96">$ ./configure</text:p>
      <text:p text:style-name="P98">#Ennek a fázisnak a végén egy összefoglaló jelenik meg a képernyőn. Ha a következő elemek <text:soft-page-break/>nem jelennek meg, akkor gáz van, és paraméterként meg kell adni az összetevők elhelyezkedésének útvonalát.</text:p>
      <text:p text:style-name="P97">#PGSQL:</text:p>
      <text:p text:style-name="P97">#GEOS</text:p>
      <text:p text:style-name="P97">#PROJ</text:p>
      <text:p text:style-name="P90">$ make</text:p>
      <text:p text:style-name="P90">$ make install</text:p>
      <text:p text:style-name="P89"><text:s/></text:p>
      <text:p text:style-name="P94">6. Adatbázis létrehozása</text:p>
      <text:p text:style-name="P96">$ createlang plpgsql &lt;adatbazis_neve&gt;</text:p>
      <text:p text:style-name="P95">$ psql -f lwpostgis.sql -d &lt;adatbazis_neve&gt;</text:p>
      <text:p text:style-name="P95">$ psql -f spatial_ref_sys.sql -d &lt;adatbazis_neve&gt;</text:p>
      <text:p text:style-name="P98">#Komplett EPSG koordináta rendszer megléte érdekében</text:p>
      <text:p text:style-name="P89"><text:s/></text:p>
      <text:p text:style-name="P94">7. Mapserver</text:p>
      <text:p text:style-name="P91"/>
      <text:p text:style-name="P87">$ ./configure –with-geos=/usr/local/bin/geos-config –with-postgis=yes –with-proj=/usr/src/proj-4.5.0 –with-php=/usr/include/php</text:p>
      <text:p text:style-name="P87">$ make</text:p>
      <text:p text:style-name="P87">#másolás: a leforditott mapserv fájlt másoljuk a webserver cgi-bin könyvtárába</text:p>
      <text:p text:style-name="P87">#linkelés: /usr/src/mapserver-4.10.3/mapscript/php3/php_mapscript.so -&gt; /absolut/eleresi/ut/a/kiterjesztesekhez (lsd: később) Pld: /usr/install/apacke/extension</text:p>
      <text:p text:style-name="P89"><text:s/></text:p>
      <text:p text:style-name="P94">8. php.ini</text:p>
      <text:p text:style-name="P86">linkelés: /usr/src/php-5.4.2/php.ini-dist -&gt; /usr/local/lib/php.ini</text:p>
      <text:p text:style-name="P86">kapcsolók:</text:p>
      <text:p text:style-name="P99">session.save_path = /tmp</text:p>
      <text:p text:style-name="P99">extension_dir=”/abszolut/eleresi/ut/a/kiterjesztesekhez”</text:p>
      <text:p text:style-name="P99"><text:tab/><text:span text:style-name="T1">pld: extension_dir=”/usr/install/apache/extension”</text:span></text:p>
      <text:p text:style-name="P92">Ha akarod, elhelyezhető a következő sor, és akkor nem kell minden php fájlban dinamikusan betölteni a php_mapscript.so-t:</text:p>
      <text:p text:style-name="P99">extension=php_mapscript.so</text:p>
      <text:p text:style-name="P94">9. httpd.conf </text:p>
      <text:p text:style-name="P92">kapcsolók:</text:p>
      <text:p text:style-name="P99">addtype application/x-httpd-php .php</text:p>
      <text:p text:style-name="P99">AddType application/x-httpd-php .phtml</text:p>
      <text:p text:style-name="P99">directoryIndex index.html index.php index.phtml</text:p>
      <text:p text:style-name="P99">DocumentRoot …</text:p>
      <text:p text:style-name="P99">Directory …</text:p>
      <text:p text:style-name="P99">LoadModule php5_module /modules/libphp5.so</text:p>
      <text:p text:style-name="P100"/>
      <text:p text:style-name="P100"/>
      <text:p text:style-name="P10"><text:soft-page-break/>php-curl</text:p>
      <text:p text:style-name="P11">1. Előkészítés</text:p>
      <text:p text:style-name="P30">Nem kell újrafordítani a php-t, de el kell készíteni a curl-t mint betölthető modult. Ehhez előbb ki kell bontani a php forrást valahova és bele kell lépni a ext/curl könyvtárba:</text:p>
      <text:p text:style-name="P59"/>
      <text:p text:style-name="P42">$ cd .ext/curl</text:p>
      <text:p text:style-name="P42"/>
      <text:p text:style-name="P30"><text:span text:style-name="T2"><text:s/></text:span><text:s/></text:p>
      <text:p text:style-name="P36"/>
      <text:p text:style-name="P11">2. Fordítás</text:p>
      <text:p text:style-name="P30">El kell indítani a fordítást</text:p>
      <text:p text:style-name="P59"/>
      <text:p text:style-name="P42">$ phpize</text:p>
      <text:p text:style-name="P42"/>
      <text:p text:style-name="P42">$ ./configure –with-curl=shared</text:p>
      <text:p text:style-name="P42"/>
      <text:p text:style-name="P42">$ make</text:p>
      <text:p text:style-name="P42"/>
      <text:p text:style-name="P42">$ make install</text:p>
      <text:p text:style-name="P42"/>
      <text:p text:style-name="P36"><text:s/></text:p>
      <text:p text:style-name="P11">3. Beállitások</text:p>
      <text:p text:style-name="P30">Ha hibátlanul lefutott a fordítás, akkor a létrejött curl.so fájl két helyre is elkerül: /usr/install/php/lib/php/extensions/(valmi_hosszu_név)/curl.so és a ext/curl/modules/curl.so</text:p>
      <text:p text:style-name="P30">Valamlyik fájlra készítsünk symlinket amit helyezzünk el az apcache extensions könyvtárába: /usr/install/apache/extension. Persze maradhat a helyén is, de hátha a php.ini fájlban már erre mutat az extension_dir változó.</text:p>
      <text:p text:style-name="P30">Ha dl() függvénnyel kívánod használni, akkor el kell helyezni a /usr/lib/php/extensions könyvtárban is</text:p>
      <text:p text:style-name="P30">Végül a php inicializációs fájljában (php.ini) szükséges néhány beállítás. </text:p>
      <text:p text:style-name="P30"/>
      <text:p text:style-name="P42"/>
      <text:p text:style-name="P42">extension=curl.so</text:p>
      <text:p text:style-name="P42">extension_dir=/usr/install/apache/extension</text:p>
      <text:p text:style-name="P42"/>
      <text:p text:style-name="P10"/>
      <text:p text:style-name="P7"/>
      <text:p text:style-name="P3">php-mbstring</text:p>
      <text:p text:style-name="P11">1. Előkészítés</text:p>
      <text:p text:style-name="P30">Nem kell újrafordítani a php-t, de el kell készíteni az mbstring-et mint betölthető modult. Ehhez előbb ki kell bontani a php forrást valahova és bele kell lépni a ext/mbstring könyvtárba:</text:p>
      <text:p text:style-name="P59"/>
      <text:p text:style-name="P42">$ cd .ext/mbstring</text:p>
      <text:p text:style-name="P42"/>
      <text:p text:style-name="P30"><text:span text:style-name="T2"><text:s/></text:span><text:s/></text:p>
      <text:p text:style-name="P36"/>
      <text:p text:style-name="P11">2. Fordítás</text:p>
      <text:p text:style-name="P30">El kell indítani a fordítást</text:p>
      <text:p text:style-name="P59"/>
      <text:p text:style-name="P42">$ phpize</text:p>
      <text:p text:style-name="P42"/>
      <text:p text:style-name="P42">$ ./configure –-with-mbstring=hu --enable-mbstring</text:p>
      <text:p text:style-name="P42"/>
      <text:p text:style-name="P42">$ make</text:p>
      <text:p text:style-name="P42"/>
      <text:p text:style-name="P42">$ make install</text:p>
      <text:p text:style-name="P42"/>
      <text:p text:style-name="P36"><text:s/></text:p>
      <text:p text:style-name="P11">3. Beállitások</text:p>
      <text:p text:style-name="P30">Ha hibátlanul lefutott a fordítás, akkor a létrejött mbstring.so fájl két helyre is elkerül: /usr/install/php/lib/php/extensions/(valmi_hosszu_név)/mbstring.so és a ext/mbstring/modules/mbstring.so</text:p>
      <text:p text:style-name="P30">Valamlyik fájlra készítsünk symlinket amit helyezzünk el az apcache extensions könyvtárába: /usr/install/apache/extension.</text:p>
      <text:p text:style-name="P30">Ha dl() függvénnyel kívánod használni, akkor el kell helyezni a /usr/lib/php/extensions könyvtárban is</text:p>
      <text:p text:style-name="P30">Végül a php inicializációs fájljában (php.ini) szükséges néhány beállítás. </text:p>
      <text:p text:style-name="P30"/>
      <text:p text:style-name="P42"/>
      <text:p text:style-name="P42">extension=mdstring.so</text:p>
      <text:p text:style-name="P42">extension_dir=/usr/install/apache/extension</text:p>
      <text:p text:style-name="P42"/>
      <text:p text:style-name="P4">java</text:p>
      <text:p text:style-name="P17">Installálás</text:p>
      <text:p text:style-name="P61"/>
      <text:p text:style-name="P51"><text:span text:style-name="T3">$ </text:span>sudo add-apt-repository ppa:webupd8team/java</text:p>
      <text:p text:style-name="P51"><text:span text:style-name="T7">$ </text:span>sudo apt-get update</text:p>
      <text:p text:style-name="P51"><text:span text:style-name="T7">$ </text:span>sudo apt-get install oracle-java7-installer</text:p>
      <text:p text:style-name="P51"/>
      <text:p text:style-name="P17">unins<text:span text:style-name="T9">t</text:span>allálás</text:p>
      <text:p text:style-name="P60"/>
      <text:p text:style-name="P52"><text:span text:style-name="T7">$ </text:span>sudo apt-get <text:span text:style-name="T8">remove</text:span> oracle-java7-installer</text:p>
      <text:p text:style-name="P43"/>
      <text:p text:style-name="P8"/>
      <text:p text:style-name="P9">java plugin for Chromium/Firefox</text:p>
      <text:p text:style-name="P18">Installálás</text:p>
      <text:p text:style-name="P18"><text:span text:style-name="T11">/opt/jdk1.7.0/jre/lib/i386/libnpjp2.so </text:span>and</text:p>
      <text:p text:style-name="P29">/opt/jdk1.7.0/lib/i386/libnpjp2.so</text:p>
      <text:p text:style-name="P18">Use the <text:span text:style-name="T11">libnpjp2.so</text:span> library from the <text:span text:style-name="T15">first</text:span> location.</text:p>
      <text:p text:style-name="P16">For Chromium browser</text:p>
      <text:p text:style-name="P16"/>
      <text:p text:style-name="P18">1. Go to the plugin directory -- <text:span text:style-name="T11">:~$ cd /usr/lib/chromium-browser/plugins/</text:span></text:p>
      <text:p text:style-name="P18">2. Create a symbolic link to <text:span text:style-name="T11">libnpjp2.so</text:span> –</text:p>
      <text:p text:style-name="P29">:~$ sudo ln -sf /opt/jdk1.7.0/jre/lib/i386/libnpjp2.so</text:p>
      <text:p text:style-name="P16"/>
      <text:p text:style-name="P16">For Mozilla Firefox</text:p>
      <text:p text:style-name="P102"/>
      <text:p text:style-name="P104"/>
      <text:p text:style-name="P104"/>
      <text:p text:style-name="P107"><text:span text:style-name="T13">1.<text:tab/></text:span><text:span text:style-name="T10">Become the root user by running the su command and then enter the super-user password. Type:</text:span></text:p>
      <text:p text:style-name="P106"><text:s text:c="4"/>sudo -s</text:p>
      <text:p text:style-name="P107"><text:span text:style-name="T13">2.<text:tab/></text:span><text:span text:style-name="T10">Create a directory called plugins if you do not have it. Type:</text:span></text:p>
      <text:p text:style-name="P106"><text:s text:c="4"/>mkdir -p /usr/lib/mozilla/plugins</text:p>
      <text:p text:style-name="P108"><text:span text:style-name="T13">3.<text:tab/></text:span><text:span text:style-name="T10">Go to Google chrome plugins directory before you make the symbolic link. Type:</text:span></text:p>
      <text:p text:style-name="P105"><text:span text:style-name="T10"><text:s text:c="4"/>cd </text:span><text:span text:style-name="T12">/usr/lib/mozilla/plugins</text:span></text:p>
      <text:p text:style-name="P105"><text:span text:style-name="T13">4.<text:tab/></text:span><text:span text:style-name="T10">Create a symbolic link. Type:</text:span></text:p>
      <text:p text:style-name="P105"><text:span text:style-name="T10"><text:s text:c="4"/>ln -s /usr/local/java/jre1.7.0/lib/</text:span><text:span text:style-name="T14">i386</text:span><text:span text:style-name="T10">/</text:span><text:span text:style-name="T12">libnpjp2.so</text:span></text:p>
      <text:p text:style-name="P105"><text:span text:style-name="T13">5.<text:tab/></text:span><text:span text:style-name="T10">Restart your browser and test Java</text:span></text:p>
      <text:p text:style-name="P106"/>
      <text:p text:style-name="P103">I found all the above plugin directories (both Chromium and Firefox) are empty by default in my machine, I have seen in some forums/blogs suggesting to remove the old style plugins like <text:span text:style-name="T11">libjavaplugin*</text:span><text:span text:style-name="T16">. However, I did not find anything like this. If you have, may be you have to remove.</text:span></text:p>
      <text:p text:style-name="P18"><text:soft-page-break/></text:p>
      <text:p text:style-name="P62"/>
      <text:p text:style-name="P44"/>
      <text:p text:style-name="P5">go-mtpfs</text:p>
      <text:p text:style-name="P19">Ezzel lehet MTP kapcsolattal rendelkező külső eszközt mountolni a fájlrendszerbe.</text:p>
      <text:p text:style-name="P20">De ehhez először rendelkezni kell a legújabb golang-go verzióval. </text:p>
      <text:p text:style-name="P20"><text:span text:style-name="T18">Nézd meg hogy létezik-e a golang program a gépeden. Készíts egy </text:span><text:span text:style-name="T20">hello.go</text:span><text:span text:style-name="T18"> nevü állományt a következő tartalommal:</text:span></text:p>
      <text:p text:style-name="P68">package main</text:p>
      <text:p text:style-name="P55">import „fmt”</text:p>
      <text:p text:style-name="P55">func main(){</text:p>
      <text:p text:style-name="P55"><text:tab/>fmt.Printf(„hello, world\n”)</text:p>
      <text:p text:style-name="P55">}</text:p>
      <text:p text:style-name="P22">Majd add ki a következő parancsot:</text:p>
      <text:p text:style-name="P69"><text:span text:style-name="T3">$ </text:span><text:span text:style-name="T4">go run hello.go</text:span></text:p>
      <text:p text:style-name="P55"><text:span text:style-name="T4">h</text:span><text:span text:style-name="T3">ello, world</text:span></text:p>
      <text:p text:style-name="P22">Ha megkapod a hello, world választ, akkor létezik, tehát uninstallálnod kell:</text:p>
      <text:p text:style-name="P63"/>
      <text:p text:style-name="P53"><text:span text:style-name="T3">$ </text:span>sudo add-<text:span text:style-name="T17">get remove golang-go</text:span></text:p>
      <text:p text:style-name="P53"/>
      <text:p text:style-name="P21">Töltsd le a legújabb go verziót (1.3), majd csomagold ki oda, ahol általában a programok helyezkednek el:</text:p>
      <text:p text:style-name="P63"/>
      <text:p text:style-name="P54"><text:span text:style-name="T3">$ </text:span><text:span text:style-name="T5">tar -C </text:span><text:span text:style-name="T6">/usr/local/programs</text:span><text:span text:style-name="T5"> -xzf </text:span><text:span text:style-name="T6">go$VERSION.$OS-$ARCH.tar.gz</text:span></text:p>
      <text:p text:style-name="P54"/>
      <text:p text:style-name="P21">Helyezd el valamelyik szkriptben a következő beállításokat, ami minden indításkor elindul (.bash_aliases)</text:p>
      <text:p text:style-name="P67">export GOROOT=/usr/local/programs/go</text:p>
      <text:p text:style-name="P46">export PATH=$PATH:$GOROOT/bin</text:p>
      <text:p text:style-name="P21">Ha most újra elindítod a „go run hello.go” parancsot, akkor annak ismét a hello, world válszt kell adnia. A „go version” parancsra pedig 1.3-at kell eredményül kapni.</text:p>
      <text:p text:style-name="P26"><text:span text:style-name="T5">M</text:span><text:span text:style-name="T3">ost tehát megvan a legújabb golang program, kezdhetjük a go-mtpfs installálását.</text:span></text:p>
      <text:p text:style-name="P24">Installáld a libusb-dev csomagot</text:p>
      <text:p text:style-name="P66"/>
      <text:p text:style-name="P48">$ sudo apt-get install libusb-dev</text:p>
      <text:p text:style-name="P47"/>
      <text:p text:style-name="P27"/>
      <text:p text:style-name="P24">Szerezd meg a go-mtpfs programot:</text:p>
      <text:p text:style-name="P66"/>
      <text:p text:style-name="P48">mkdir /usr/local/programs/go-mtpfs</text:p>
      <text:p text:style-name="P48">export GOPATH=/usr/local/programs/go-mtpfs</text:p>
      <text:p text:style-name="P48"><text:soft-page-break/>go get github.com/hanwen/go-mtpfs</text:p>
      <text:p text:style-name="P47"/>
      <text:p text:style-name="P26"/>
      <text:p text:style-name="P24">Ha hiba nélkül lefutott akkor rendelkezésünkre áll a bináris program</text:p>
      <text:p text:style-name="P24">Mostmár csak az van hátra, hogy csatlakoztassuk a külső eszközt és mountoljuk, dolgozzunk rajta, majd válasszuk le:</text:p>
      <text:p text:style-name="P56"/>
      <text:p text:style-name="P48">$ mkdir ~/tmp/mnt</text:p>
      <text:p text:style-name="P48">$ go-mtpfs ~/tmp/mnt &amp;</text:p>
      <text:p text:style-name="P57">…</text:p>
      <text:p text:style-name="P57">…</text:p>
      <text:p text:style-name="P57">fusermount -u ~/tmp/mnt</text:p>
      <text:p text:style-name="P47"/>
      <text:p text:style-name="P28"/>
      <text:p text:style-name="P6">bitcoin-qt</text:p>
      <text:p text:style-name="P12">1. <text:span text:style-name="T23">APT használatával</text:span></text:p>
      <text:p text:style-name="P31"><text:span text:style-name="T23">A repozitory feltoltese, frissitése, majd a program installálása</text:span>:</text:p>
      <text:p text:style-name="P64"/>
      <text:p text:style-name="P45">$ <text:span text:style-name="T23">sudo apt-add-repository ppa:bitcoin/bitcoin</text:span></text:p>
      <text:p text:style-name="P49">$ sudo apt-get update</text:p>
      <text:p text:style-name="P49">$ sudo apt-get install bitcoin-qt</text:p>
      <text:p text:style-name="P45"/>
      <text:p text:style-name="P37"/>
      <text:p text:style-name="P12">2. <text:span text:style-name="T23">Download-copy</text:span></text:p>
      <text:p text:style-name="P32"><text:span text:style-name="T24">Keresd meg a bitcoin binaris letöltő oldalát (</text:span><text:a xlink:type="simple" xlink:href="https://bitcoin.org/en/download" text:style-name="Internet_20_link" text:visited-style-name="Visited_20_Internet_20_Link"><text:span text:style-name="T24">https://bitcoin.org/en/download</text:span></text:a><text:span text:style-name="T24">), töltsd le a programot, bontsd ki és a megfelelő könyvtárat (32bit/64bit) helyezd el egy megfelelő könyvtárba. Máris indíthatod a </text:span><text:span text:style-name="T21">bitcoin-qt</text:span><text:span text:style-name="T24"> programot</text:span></text:p>
      <text:p text:style-name="P23"/>
      <text:p text:style-name="P13"><text:span text:style-name="T25">3</text:span>. <text:span text:style-name="T25">Szinkronizálás</text:span></text:p>
      <text:p text:style-name="P33"><text:span text:style-name="T25">Ha elindult a program, akkor elkezdi letölteni kezdetektől tartó pénzügyi műveleteket egészen a mai napig. Ez akár több napig is eltarthat. Ezért ha létezik már egy relatív friss blockchain állomány, akkor azt érdemes a most készülendő helyére másolni a </text:span><text:span text:style-name="T22">~/.bitcoin</text:span><text:span text:style-name="T25"> könyvtárba. 2014 szeptemberében ez közel 50GB. Ezek a </text:span><text:span text:style-name="T22">blocks</text:span><text:span text:style-name="T25"> és a </text:span><text:span text:style-name="T22">chainstate</text:span><text:span text:style-name="T25"> könyvtárak valamint a </text:span><text:span text:style-name="T22">peers.dat</text:span><text:span text:style-name="T25"> állomány.</text:span></text:p>
      <text:p text:style-name="P33"/>
      <text:p text:style-name="P14"><text:span text:style-name="T26">4</text:span>. <text:span text:style-name="T26">Pénztárca</text:span></text:p>
      <text:p text:style-name="P34">Ha már létezik saját pénztárcád, akkor érdemes azt használnod és nem az ujonan generáltat. Az eredeti wallet.dat filet, illetve a gui által elmentett és wallet.dat-nak átnevezet fájlt is másoljuk be a ~/.bitcoin könyvtárba.</text:p>
      <text:p text:style-name="P34">Igy tehát egy másik környezetben is használhatjuk a saját pénztárcánkat.</text:p>
      <text:p text:style-name="P34">Abban az esetben ha nem a ~/.bitcoin könyvtárban helyezzük el a pénztárcánkat, akkor megadhatjuk a pénztárca elérési utvonalát vagy a parancssorbol, vagy pedig a config fájlban. A config fájl nem jön létre magátol, nekünk kell elkészíteni, szintén a ~/.bitcoin könyvtárban. <text:span text:style-name="T27">Tegyük fel, hogy a pénztárcánk elérése a következő /mnt/wallet.dat</text:span></text:p>
      <text:p text:style-name="P35">~/.bitcoin/bitcoin.conf:</text:p>
      <text:p text:style-name="P65"/>
      <text:p text:style-name="P50">-<text:span text:style-name="T28">datadir=/mnt/</text:span></text:p>
      <text:p text:style-name="P50"/>
      <text:p text:style-name="P23"/>
      <text:p text:style-name="P15"><text:span text:style-name="T29">5</text:span>. <text:span text:style-name="T29">Több felhasználó</text:span></text:p>
      <text:p text:style-name="P25">Ha egy gépen több felhasználó is használni szeretné a bitcoin-t akkor a következőket kell tenni. Legyen <text:span text:style-name="T19">A</text:span> és <text:span text:style-name="T19">B</text:span> felhasználó.</text:p>
      <text:p text:style-name="P25">1. készítsünk egy <text:span text:style-name="T19">bitcoin</text:span> nevü csoportot és /etc/group állományban rendeljük hozzá <text:span text:style-name="T19">A</text:span>-t és <text:span text:style-name="T19">B</text:span>-t</text:p>
      <text:p text:style-name="P109">2. Készítsünk egy /usr/local/.bitcoin könyvtárat ahová elhelyezzük a</text:p>
      <text:p text:style-name="P114"><text:span text:style-name="T30">Robot Framework</text:span></text:p>
      <text:p text:style-name="P117"/>
      <text:p text:style-name="P119">https://code.google.com/robotframework/wiki/Installation#Installation</text:p>
      <text:p text:style-name="P118"/>
      <text:p text:style-name="P110">1. <text:span text:style-name="T30">Python preparation</text:span></text:p>
      <text:p text:style-name="P115"><text:span text:style-name="T23">$ sudo apt-get install python</text:span></text:p>
      <text:p text:style-name="P115"><text:span text:style-name="T23">$ sudo apt-get install wxgtk2.8</text:span></text:p>
      <text:p text:style-name="P115"><text:span text:style-name="T23">$ sudo apt-get install python-pip</text:span></text:p>
      <text:p text:style-name="P113"/>
      <text:p text:style-name="P110"><text:span text:style-name="T30">2</text:span>. <text:span text:style-name="T30">Robot Framework</text:span> </text:p>
      <text:p text:style-name="P116">pip install robotframework </text:p>
      <text:p text:style-name="P116">#pip install –upgrade robotframework</text:p>
      <text:p text:style-name="P116">#pip uninstall robotframework</text:p>
      <text:p text:style-name="P116">pip install robotframework-ride</text:p>
      <text:p text:style-name="P116">pip install robotframework-selenium2library</text:p>
      <text:p text:style-name="P112"/>
      <text:p text:style-name="P111"><text:span text:style-name="T30">2</text:span>. <text:span text:style-name="T31">Database handling - postgresql</text:span></text:p>
      <text:p text:style-name="P116">sudo apt-get install python-psycopg2</text:p>
      <text:p text:style-name="P116">#The name of the driver: psycopg2</text:p>
      <text:p text:style-name="P116">pip install robotframework-databaselibrary</text:p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StarSymbol" svg:font-family="StarSymbol"/>
    <style:font-face style:name="Tahoma1" svg:font-family="Tahoma"/>
    <style:font-face style:name="inherit" svg:font-family="inherit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 LibreOffice_project/40m0$Build-2</meta:generator>
    <meta:creation-date>2007-09-17T16:01:11</meta:creation-date>
    <dc:date>2015-07-05T10:13:35.469604406</dc:date>
    <dc:language>hu-HU</dc:language>
    <meta:editing-cycles>158</meta:editing-cycles>
    <meta:editing-duration>P1DT23H36M6S</meta:editing-duration>
    <meta:document-statistic meta:table-count="0" meta:image-count="0" meta:object-count="0" meta:page-count="11" meta:paragraph-count="227" meta:word-count="1300" meta:character-count="10201" meta:non-whitespace-character-count="9075"/>
    <meta:user-defined meta:name="Info 1"/>
    <meta:user-defined meta:name="Info 2"/>
    <meta:user-defined meta:name="Info 3"/>
    <meta:user-defined meta:name="Info 4"/>
  </office:meta>
</office:document-meta>
</file>